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9"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0"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7"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8" style:family="paragraph" style:parent-style-name="Standard">
      <style:paragraph-properties fo:text-align="justify" style:justify-single-word="false"/>
      <style:text-properties style:font-name="Arial" fo:font-size="11pt" fo:font-style="normal" style:text-underline-style="solid" style:text-underline-width="auto" style:text-underline-color="font-color" fo:font-weight="bold" style:font-size-asian="11pt" style:language-asian="zxx" style:country-asian="none" style:font-style-asian="normal" style:font-weight-asian="bold" style:font-size-complex="11pt" style:font-style-complex="normal" style:font-weight-complex="bold"/>
    </style:style>
    <style:style style:name="P19"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style:text-underline-style="none" fo:font-weight="bold" fo:background-color="#ffff99" style:font-size-asian="11pt" style:font-weight-asian="bold" style:font-size-complex="11pt" style:font-weight-complex="bold"/>
    </style:style>
    <style:style style:name="P21"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snap-to-layout-grid="false"/>
      <style:text-properties style:font-name="Arial" fo:font-size="11pt" style:text-underline-style="none" fo:font-weight="normal" fo:background-color="#ff99ff"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center" style:justify-single-word="false"/>
      <style:text-properties style:font-name="Arial" fo:font-size="11pt" style:font-size-asian="11pt" style:font-size-complex="11pt"/>
    </style:style>
    <style:style style:name="P25" style:family="paragraph" style:parent-style-name="Standard">
      <style:paragraph-properties style:snap-to-layout-grid="false"/>
      <style:text-properties style:font-name="Arial" fo:font-size="11pt" style:font-size-asian="11pt" style:font-size-complex="11pt"/>
    </style:style>
    <style:style style:name="P26"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7"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9"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Times New Roman" style:font-size-complex="11pt"/>
    </style:style>
    <style:style style:name="P30" style:family="paragraph" style:parent-style-name="Standard">
      <style:paragraph-properties fo:text-align="start" style:justify-single-word="false"/>
      <style:text-properties style:font-name="Arial" fo:font-size="11pt" fo:background-color="#ff9999" style:font-size-asian="11pt" style:font-size-complex="11pt"/>
    </style:style>
    <style:style style:name="P3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4" style:family="paragraph" style:parent-style-name="Standard">
      <style:text-properties style:font-name="Times New Roman" fo:font-size="10.5pt" style:font-size-asian="10.5pt" style:font-size-complex="10.5pt"/>
    </style:style>
    <style:style style:name="P35"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36"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37" style:family="paragraph" style:parent-style-name="Standard">
      <style:text-properties style:use-window-font-color="true" style:font-name="Arial" fo:font-size="11pt" fo:language="it" fo:country="IT" fo:font-style="normal" style:text-underline-style="none" fo:font-weight="bold" style:font-size-asian="11pt" style:language-asian="zxx" style:country-asian="none" style:font-style-asian="normal" style:font-weight-asian="bold" style:font-name-complex="Times New Roman" style:font-size-complex="11pt" style:font-style-complex="normal" style:font-weight-complex="bold"/>
    </style:style>
    <style:style style:name="P38"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9" style:family="paragraph" style:parent-style-name="Standard">
      <style:paragraph-properties fo:text-align="justify" style:justify-single-word="false"/>
    </style:style>
    <style:style style:name="P40"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42" style:family="paragraph" style:parent-style-name="Normale">
      <style:text-properties style:font-name="Times New Roman" fo:font-size="10.5pt" style:font-size-asian="10.5pt" style:font-size-complex="10.5pt"/>
    </style:style>
    <style:style style:name="P4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4" style:family="paragraph" style:parent-style-name="Normale">
      <style:text-properties style:font-name="Arial" fo:font-size="10.5pt" style:font-size-asian="10.5pt" style:font-size-complex="10.5pt"/>
    </style:style>
    <style:style style:name="P45" style:family="paragraph" style:parent-style-name="Normale">
      <style:paragraph-properties fo:text-align="end" style:justify-single-word="false"/>
      <style:text-properties style:font-name="Arial" fo:font-size="10.5pt" style:font-size-asian="10.5pt" style:font-size-complex="10.5pt"/>
    </style:style>
    <style:style style:name="P46"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ccff66"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fo:font-weight="normal" style:font-size-asian="11pt" style:font-weight-asian="normal" style:font-size-complex="11pt" style:font-weight-complex="normal"/>
    </style:style>
    <style:style style:name="P54"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5"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fo:color="#000000"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56"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7"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58"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59"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60" style:family="paragraph" style:parent-style-name="Standard">
      <style:paragraph-properties style:writing-mode="lr-tb"/>
    </style:style>
    <style:style style:name="P61" style:family="paragraph" style:parent-style-name="Standard">
      <style:paragraph-properties style:writing-mode="lr-tb"/>
      <style:text-properties fo:color="#000000" style:font-name="Arial" fo:font-size="11pt" style:font-size-asian="11pt" style:font-size-complex="11pt"/>
    </style:style>
    <style:style style:name="P62"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3" style:family="paragraph" style:parent-style-name="Standard">
      <style:paragraph-properties style:writing-mode="lr-tb"/>
      <style:text-properties fo:color="#000000" style:font-name="Arial" fo:font-size="11pt" fo:background-color="#ffff99" style:font-size-asian="11pt" style:font-size-complex="11pt"/>
    </style:style>
    <style:style style:name="P64"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5"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66" style:family="paragraph" style:parent-style-name="Text_20_body_20_indent">
      <style:text-properties style:font-name="Arial" fo:font-size="11pt" style:font-size-asian="11pt" style:font-size-complex="11pt"/>
    </style:style>
    <style:style style:name="P67"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68"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69"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70"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71"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2" style:family="paragraph" style:parent-style-name="Standard" style:master-page-name="">
      <style:paragraph-properties fo:line-height="100%" fo:text-align="justify" style:justify-single-word="false" style:page-number="auto"/>
      <style:text-properties style:use-window-font-color="true" style:font-name="Arial" fo:font-size="10.5pt" fo:language="it" fo:country="IT" fo:font-style="normal" style:text-underline-style="none" fo:font-weight="normal" fo:background-color="#ffff99" style:font-size-asian="10.5pt" style:language-asian="zxx" style:country-asian="none" style:font-style-asian="normal" style:font-weight-asian="normal" style:font-name-complex="Times New Roman" style:font-size-complex="10.5pt" style:font-style-complex="normal" style:font-weight-complex="normal"/>
    </style:style>
    <style:style style:name="P7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75"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76" style:family="paragraph" style:parent-style-name="Standard" style:list-style-name="L1">
      <style:paragraph-properties fo:text-align="justify" style:justify-single-word="false"/>
      <style:text-properties style:font-name="Arial" fo:font-size="11pt" style:font-size-asian="11pt" style:font-size-complex="11pt"/>
    </style:style>
    <style:style style:name="P77" style:family="paragraph" style:parent-style-name="Standard" style:list-style-name="WW8Num7">
      <style:paragraph-properties fo:text-align="justify" style:justify-single-word="false"/>
      <style:text-properties style:font-name="Arial" fo:font-size="11pt" style:font-size-asian="11pt" style:font-size-complex="11pt"/>
    </style:style>
    <style:style style:name="P78" style:family="paragraph" style:parent-style-name="Standard" style:list-style-name="L1">
      <style:paragraph-properties fo:text-align="justify" style:justify-single-word="false"/>
      <style:text-properties style:font-name="Arial" fo:font-size="11pt" fo:background-color="#ffff00" style:font-size-asian="11pt" style:font-size-complex="11pt"/>
    </style:style>
    <style:style style:name="P79" style:family="paragraph" style:parent-style-name="Standard" style:list-style-name="L2">
      <style:paragraph-properties fo:text-align="justify" style:justify-single-word="false"/>
    </style:style>
    <style:style style:name="P80" style:family="paragraph" style:parent-style-name="Standard" style:list-style-name="L1">
      <style:paragraph-properties fo:margin-top="0cm" fo:margin-bottom="0.101cm" fo:line-height="100%"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81" style:family="paragraph" style:parent-style-name="Standard" style:list-style-name="L1">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82" style:family="paragraph" style:parent-style-name="Standard" style:list-style-name="L1">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3" style:family="paragraph" style:parent-style-name="Standard" style:list-style-name="L1"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84" style:family="paragraph" style:parent-style-name="Standard" style:list-style-name="L1"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5" style:family="paragraph" style:parent-style-name="Standard" style:list-style-name="L1">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6" style:family="paragraph" style:parent-style-name="Standard" style:list-style-name="L1">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87" style:family="paragraph" style:parent-style-name="Standard" style:list-style-name="L1">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88" style:family="paragraph" style:parent-style-name="Text_20_body" style:list-style-name="L3">
      <style:paragraph-properties fo:text-align="justify" style:justify-single-word="false" fo:widows="8" style:writing-mode="lr-tb"/>
      <style:text-properties fo:color="#000000" style:font-name="Arial1" fo:font-size="11pt" fo:background-color="transparent"/>
    </style:style>
    <style:style style:name="P89" style:family="paragraph" style:parent-style-name="Text_20_body" style:list-style-name="L3">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weight="normal" fo:background-color="#ff9999"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fo:background-color="#ff9999" style:font-style-asian="italic" style:font-weight-asian="normal" style:font-style-complex="italic" style:font-weight-complex="normal"/>
    </style:style>
    <style:style style:name="T6" style:family="text">
      <style:text-properties fo:font-style="italic" style:font-style-asian="italic"/>
    </style:style>
    <style:style style:name="T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weight="normal" fo:background-color="#ffff00" style:font-size-asian="11pt" style:font-weight-asian="normal" style:font-size-complex="11pt" style:font-weight-complex="normal"/>
    </style:style>
    <style:style style:name="T10" style:family="text">
      <style:text-properties fo:background-color="#ffff00"/>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fo:background-color="transparent"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text-underline-style="solid" style:text-underline-width="auto" style:text-underline-color="font-color" fo:background-color="transparent"/>
    </style:style>
    <style:style style:name="T17" style:family="text">
      <style:text-properties style:use-window-font-color="true" fo:font-weight="normal" style:font-weight-asian="normal" style:font-weight-complex="normal"/>
    </style:style>
    <style:style style:name="T18" style:family="text">
      <style:text-properties style:use-window-font-color="true" fo:font-weight="normal" fo:background-color="#ff99ff" style:font-weight-asian="normal" style:font-weight-complex="normal"/>
    </style:style>
    <style:style style:name="T19"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20" style:family="text">
      <style:text-properties style:use-window-font-color="true" fo:font-style="italic" fo:font-weight="normal" style:font-style-asian="italic" style:font-weight-asian="normal" style:font-style-complex="italic" style:font-weight-complex="normal"/>
    </style:style>
    <style:style style:name="T21"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fo:font-size="10.5pt" fo:language="it" fo:country="IT" fo:font-style="normal" fo:text-shadow="none" style:text-underline-style="none" fo:font-weight="normal"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fo:font-size="10.5pt" fo:language="it" fo:country="IT" fo:font-style="normal" fo:text-shadow="none" style:text-underline-style="none" fo:font-weight="normal" fo:background-color="#ffff00"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25"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6"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27"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8" style:family="text">
      <style:text-properties style:use-window-font-color="true" fo:font-style="normal" fo:font-weight="normal" fo:background-color="transparent" style:font-style-asian="normal" style:font-weight-asian="normal" style:font-style-complex="normal" style:font-weight-complex="normal"/>
    </style:style>
    <style:style style:name="T29"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30"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31" style:family="text">
      <style:text-properties fo:color="#000000" style:text-outline="false" style:text-line-through-style="none" fo:font-size="10.5pt" fo:language="it" fo:country="IT" fo:font-style="normal" fo:text-shadow="none" style:text-underline-style="none" fo:font-weight="normal"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32" style:family="text">
      <style:text-properties fo:color="#000000" style:text-outline="false" style:text-line-through-style="none" fo:language="it" fo:country="IT" fo:font-style="normal" fo:text-shadow="none" style:text-underline-style="none" fo:background-color="transparent" style:font-name-asian="NimbusRomNo9L-Regu" style:language-asian="zxx" style:country-asian="none" style:font-style-asian="normal" style:font-style-complex="normal" style:text-emphasize="none" style:text-overline-style="none" style:text-overline-color="font-color"/>
    </style:style>
    <style:style style:name="T33" style:family="text">
      <style:text-properties fo:color="#000000" style:font-name="Arial" fo:font-size="11pt" style:font-size-asian="11pt" style:font-size-complex="11pt"/>
    </style:style>
    <style:style style:name="T3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36" style:family="text">
      <style:text-properties fo:color="#000000" fo:font-weight="normal" style:font-weight-asian="normal" style:font-weight-complex="normal"/>
    </style:style>
    <style:style style:name="T37" style:family="text">
      <style:text-properties fo:color="#000000" style:text-underline-style="solid" style:text-underline-width="auto" style:text-underline-color="font-color" fo:font-weight="normal" style:font-weight-asian="normal" style:font-weight-complex="normal"/>
    </style:style>
    <style:style style:name="T38" style:family="text">
      <style:text-properties fo:color="#000000" fo:font-weight="bold" style:font-weight-asian="bold"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fo:background-color="#ffcc00" style:font-style-asian="normal" style:font-weight-asian="normal" style:font-style-complex="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fo:background-color="#ffff00" style:font-weight-asian="normal" style:font-weight-complex="normal"/>
    </style:style>
    <style:style style:name="T44" style:family="text">
      <style:text-properties style:font-name="Arial" fo:font-size="10.5pt" fo:font-weight="bold" style:font-size-asian="10.5pt" style:font-weight-asian="bold" style:font-size-complex="10.5pt" style:font-weight-complex="bold"/>
    </style:style>
    <style:style style:name="T45" style:family="text">
      <style:text-properties style:font-name="Arial" fo:font-size="10.5pt" style:font-size-asian="10.5pt" style:font-size-complex="10.5pt"/>
    </style:style>
    <style:style style:name="T46" style:family="text">
      <style:text-properties style:font-name="Arial" fo:font-size="10.5pt" fo:background-color="#ffff00" style:font-size-asian="10.5pt" style:font-size-complex="10.5pt"/>
    </style:style>
    <style:style style:name="T47" style:family="text">
      <style:text-properties style:font-name="Arial" fo:font-size="10pt" fo:font-weight="normal" fo:background-color="#ffff00" style:font-size-asian="10pt" style:font-weight-asian="normal" style:font-size-complex="10pt" style:font-weight-complex="normal"/>
    </style:style>
    <style:style style:name="T48" style:family="text">
      <style:text-properties style:font-name="Arial" fo:font-size="10pt" fo:font-weight="normal" fo:background-color="#ff99ff" style:font-size-asian="10pt" style:font-weight-asian="normal" style:font-size-complex="10pt" style:font-weight-complex="normal"/>
    </style:style>
    <style:style style:name="T49" style:family="text">
      <style:text-properties style:font-name="Arial" fo:font-size="11pt" fo:font-style="italic" style:font-size-asian="11pt" style:font-style-asian="italic" style:font-size-complex="11pt" style:font-style-complex="italic" style:font-weight-complex="normal"/>
    </style:style>
    <style:style style:name="T50"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1" style:family="text">
      <style:text-properties style:font-name="Arial" fo:font-size="11pt" fo:font-weight="normal" fo:background-color="#ffff00" style:font-size-asian="11pt" style:font-weight-asian="normal" style:font-size-complex="11pt" style:font-weight-complex="normal"/>
    </style:style>
    <style:style style:name="T52" style:family="text">
      <style:text-properties style:font-name="Arial" fo:font-size="11pt" fo:font-weight="normal" fo:background-color="#ff33ff" style:font-size-asian="11pt" style:font-weight-asian="normal" style:font-size-complex="11pt" style:font-weight-complex="normal"/>
    </style:style>
    <style:style style:name="T53" style:family="text">
      <style:text-properties style:font-name="Arial" fo:font-size="11pt" fo:font-weight="normal" style:font-size-asian="11pt" style:font-weight-asian="normal" style:font-size-complex="11pt" style:font-weight-complex="normal"/>
    </style:style>
    <style:style style:name="T54" style:family="text">
      <style:text-properties fo:background-color="#ff66ff"/>
    </style:style>
    <style:style style:name="T55" style:family="text">
      <style:text-properties fo:font-size="9pt" style:text-underline-style="none" fo:background-color="#ffff00" style:font-size-asian="9pt" style:font-size-complex="9pt"/>
    </style:style>
    <style:style style:name="T56" style:family="text">
      <style:text-properties fo:background-color="#ffff99"/>
    </style:style>
    <style:style style:name="T57" style:family="text">
      <style:text-properties fo:language="it" fo:country="IT" style:text-underline-style="none" fo:font-weight="normal" fo:background-color="transparent" style:font-weight-asian="normal" style:font-name-complex="Times New Roman" style:font-weight-complex="normal"/>
    </style:style>
    <style:style style:name="T58" style:family="text">
      <style:text-properties fo:font-variant="normal" fo:text-transform="none" fo:color="#000000" style:text-outline="false" style:text-line-through-style="none" fo:font-size="10.5pt" fo:language="it" fo:country="IT" fo:font-style="italic" fo:text-shadow="none" style:text-underline-style="none" fo:font-weight="normal" style:text-blinking="false" fo:background-color="transparent" style:font-name-asian="Times New Roman" style:font-size-asian="10.5pt" style:language-asian="zxx" style:country-asian="none" style:font-style-asian="italic" style:font-name-complex="Times New Roman" style:font-size-complex="10.5pt" style:language-complex="ar" style:country-complex="SA" style:font-style-complex="italic" style:text-emphasize="none" style:text-overline-style="none" style:text-overline-color="font-color"/>
    </style:style>
    <style:style style:name="T59" style:family="text">
      <style:text-properties fo:font-variant="normal" fo:text-transform="none" fo:color="#000000" style:text-outline="false" style:text-line-through-style="none" fo:font-size="10.5pt" fo:language="it" fo:country="IT" fo:font-style="italic" fo:text-shadow="none" style:text-underline-style="none" fo:font-weight="normal" style:text-blinking="false" fo:background-color="transparent" style:font-name-asian="Times New Roman" style:font-size-asian="10.5pt" style:language-asian="zxx" style:country-asian="none" style:font-style-asian="italic" style:font-name-complex="MS Sans Serif" style:font-size-complex="10.5pt" style:language-complex="ar" style:country-complex="SA" style:font-style-complex="italic" style:text-emphasize="none" style:text-overline-style="none" style:text-overline-color="font-color"/>
    </style:style>
    <style:style style:name="T60" style:family="text">
      <style:text-properties fo:font-variant="normal" fo:text-transform="none" fo:color="#000000" style:text-outline="false" style:text-line-through-style="none" fo:font-size="10.5pt" fo:language="it" fo:country="IT" fo:font-style="italic" fo:text-shadow="none" style:text-underline-style="none" fo:font-weight="normal" style:text-blinking="false" fo:background-color="transparent" style:font-name-asian="NimbusRomNo9L-Regu" style:font-size-asian="10.5pt" style:language-asian="zxx" style:country-asian="none" style:font-style-asian="italic" style:font-size-complex="10.5pt" style:font-style-complex="italic" style:text-emphasize="none" style:text-overline-style="none" style:text-overline-color="font-color"/>
    </style:style>
    <style:style style:name="T61" style:family="text">
      <style:text-properties fo:font-variant="normal" fo:text-transform="none" style:use-window-font-color="true" style:text-outline="false" style:text-line-through-style="none" fo:font-size="10.5pt" fo:language="it" fo:country="IT" fo:font-style="normal" fo:text-shadow="none" style:text-underline-style="none" fo:font-weight="normal" style:text-blinking="false"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1">RACCOMANDATA A.R al richiedente</text:p>
            <text:p text:style-name="P32">inviata a mezzo pec al tecnico</text:p>
            <text:p text:style-name="P33">oppure</text:p>
            <text:p text:style-name="P13"><text:span text:style-name="Car._20_predefinito_20_paragrafo"><text:span text:style-name="T55">inviata a mezzo pec al tecnico </text:span></text:span></text:p>
            <text:p text:style-name="P32">incaricato anche in qualità di </text:p>
            <text:p text:style-name="P32">soggetto delegato dal richiedente</text:p>
            <text:p text:style-name="P12"/>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3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4">Da citare nella risposta:</text:span></text:span></text:p>
            <text:p text:style-name="Normale"><text:span text:style-name="Car._20_predefinito_20_paragrafo"><text:span text:style-name="T45">pratica <text:s/>[numero] - </text:span></text:span><text:span text:style-name="Car._20_predefinito_20_paragrafo"><text:span text:style-name="T46">sigla</text:span></text:span></text:p>
            <text:p text:style-name="Normale"><text:span text:style-name="Car._20_predefinito_20_paragrafo"><text:span text:style-name="T45"/></text:span></text:p>
            <text:p text:style-name="Normale"><text:span text:style-name="Car._20_predefinito_20_paragrafo"><text:span text:style-name="T46">classifica 06-03</text:span></text:span></text:p>
            <text:p text:style-name="Normale"><text:span text:style-name="Car._20_predefinito_20_paragrafo"><text:span text:style-name="T46">fascicolo: </text:span></text:span><text:span text:style-name="Car._20_predefinito_20_paragrafo"><text:span text:style-name="T47">[anno_fascicolo]</text:span></text:span><text:span text:style-name="Car._20_predefinito_20_paragrafo"><text:span text:style-name="T46"> /</text:span></text:span><text:span text:style-name="Car._20_predefinito_20_paragrafo"><text:span text:style-name="T47">[fascicolo].[sub_fascicolo] </text:span></text:span></text:p>
            <text:p text:style-name="Normale"><text:span text:style-name="Car._20_predefinito_20_paragrafo"><text:span text:style-name="T48">da eliminare su prisma</text:span></text:span></text:p>
          </table:table-cell>
          <table:table-cell table:style-name="Tabella6.A1" office:value-type="string">
            <text:p text:style-name="P45"/>
          </table:table-cell>
          <table:table-cell table:style-name="Tabella6.A1" office:value-type="string">
            <text:p text:style-name="P46">Al Sig. [richiedenti.nominativo;block=tbs:row;]</text:p>
            <text:p text:style-name="P46">[richiedenti.indirizzo]</text:p>
            <text:p text:style-name="P46">[richiedenti.cap] [richiedenti.comune] ([richiedenti.prov])</text:p>
            <text:p text:style-name="P46">in qualità di [richiedenti.titolo]</text:p>
            <text:p text:style-name="P46">della [richiedenti.ragsoc]</text:p>
            <text:p text:style-name="P46">[richiedenti.sede]</text:p>
            <text:p text:style-name="P46">[richiedenti.capd] [richiedenti.comuned] ([richiedenti.provd])</text:p>
            <text:p text:style-name="P10">[richiedenti.pec]</text:p>
            <text:p text:style-name="P46"/>
          </table:table-cell>
        </table:table-row>
        <table:table-row>
          <table:table-cell table:style-name="Tabella6.A1" office:value-type="string">
            <text:p text:style-name="P44">Allegati: //</text:p>
          </table:table-cell>
          <table:table-cell table:style-name="Tabella6.A1" office:value-type="string">
            <text:p text:style-name="P45"/>
          </table:table-cell>
          <table:table-cell table:style-name="Tabella6.A1" office:value-type="string">
            <text:p text:style-name="P46">[progettisti.nominativo;block=tbs:row;]</text:p>
            <text:p text:style-name="P46">[progettisti.indirizzo]</text:p>
            <text:p text:style-name="P43"><text:span text:style-name="Car._20_predefinito_20_paragrafo"><text:span text:style-name="T45">[progettisti.cap] [progettisti.comune] ([progettisti.prov])</text:span></text:span></text:p>
            <text:p text:style-name="P43"><text:span text:style-name="Car._20_predefinito_20_paragrafo"><text:span text:style-name="T45">[progettisti.pec]</text:span></text:span></text:p>
            <text:p text:style-name="P43"><text:span text:style-name="Car._20_predefinito_20_paragrafo"><text:span text:style-name="T45"/></text:span></text:p>
          </table:table-cell>
        </table:table-row>
      </table:table>
      <text:p text:style-name="P42"/>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5">[tipo_pratica] richiesto con istanza presentata in data [data_presentazione] recepita in atti [data_presentazione] al prot. [protocollo] del [data_protocollo] riguardante [oggetto] presso l’immobile sito in Savona, [ubicazione]. </text:p>
            <text:p text:style-name="P35"><text:span text:style-name="Car._20_predefinito_20_paragrafo"><text:span text:style-name="T49">Comunicazione del responsabile del procedimento e richiesta documentazione integrativa.</text:span></text:span></text:p>
          </table:table-cell>
        </table:table-row>
      </table:table>
      <text:p text:style-name="P48"/>
      <text:p text:style-name="P47"/>
      <text:p text:style-name="P14"><text:tab/><text:span text:style-name="T8">In riferimento alla richiesta di cui all’oggetto ed ai sensi dell’art.7 della Legge 7 agosto 1990, n°241, Le comunico che il responsabile del procedimento è </text:span><text:span text:style-name="T9">l'arch. Luca Spada </text:span><text:span text:style-name="T8">mentre il </text:span><text:span text:style-name="T7">[istruttore_tecnico]</text:span><text:span text:style-name="T8"> è l’istruttore tecnico al quale rivolgersi, nell’orario di ricevimento, per avere informazioni in merito alla richiesta presentata.</text:span></text:p>
      <text:p text:style-name="P73"><text:tab/>Si rende noto che è possibile prendere visione degli atti del procedimento presso gli uffici di questo Settore, Servizio Edilizia Privata, nell'orario d’ufficio sotto indicato.</text:p>
      <text:p text:style-name="P36"><text:span text:style-name="T51"><text:tab/>Si informa che ai sensi della determinazione dirigenziale n. 274/19 per l'istanza in esame il termine per la conclusione del procedimento di cui all'Art.20 del DPR 380/2001 è fissato in giorni </text:span><text:span text:style-name="T52">90/150</text:span><text:span text:style-name="T51"> (mettere l'ipotesi che ricorre), al netto delle interruzioni di cui al medesimo Art.20 del DPR380/2001. </text:span><text:span text:style-name="T53"><text:s/></text:span></text:p>
      <text:p text:style-name="P55">Si precisa inoltre che ai sensi della DGR n°938 del 17/11/2017 allegato 1 la denuncia dei lavori in zona sismica (l'intervento ricade in zona sismica 3 bassa pericolosità) deve essere depositata contestualmente all'istanza del permesso di costruire, <text:span text:style-name="T12">pertanto non decorrono i </text:span><text:soft-page-break/><text:span text:style-name="T12">termini del procedimento di cui all'art.20 del DPR/2001 fino ad avvenuta trasmissione della ricevuta di avvenuto deposito presso l'Ufficio competente della Provincia di Savona.</text:span></text:p>
      <text:p text:style-name="P17"><text:tab/><text:span text:style-name="T36">Fermo restando quanto sopra, </text:span><text:span text:style-name="Strong_20_Emphasis"><text:span text:style-name="T36">si comunica che dall'esame della documentazione presentata, sono emerse alcune carenze documentali e pertanto </text:span></text:span><text:span text:style-name="T37">ai fini della procedibilità</text:span><text:span text:style-name="T36"> della pratica in oggetto occorre obbligatoriamente produrre la seguente documentazione, da ritenersi essenziale ai fini dell'avvio <text:s/>dell'istruttoria:</text:span><text:span text:style-name="Strong_20_Emphasis"><text:span text:style-name="T38"><text:tab/></text:span></text:span></text:p>
      <text:p text:style-name="P17"/>
      <text:p text:style-name="P17"><text:tab/>Con riferimento alla pratica in oggetto <text:span text:style-name="T14">ai fini della procedibilità</text:span> della stessa occorre obbligatoriamente produrre la seguente documentazione, da ritenersi essenziale ai fini dell'avvio <text:s/>dell'istruttoria: <text:s/></text:p>
      <text:p text:style-name="P37">Diritti di segreteria</text:p>
      <text:p text:style-name="P37">Titolarità</text:p>
      <text:p text:style-name="P37">Dimostrazione legittimità giuridica</text:p>
      <text:p text:style-name="P37">Asseverazione progettista</text:p>
      <text:p text:style-name="P37">Relazione geologica (sempre necessaria per nuove costruzioni / ampliamenti / sopraelevazioni)</text:p>
      <text:p text:style-name="P37">Relazione tecnica</text:p>
      <text:p text:style-name="P37">Relazione idraulica</text:p>
      <text:p text:style-name="P37">Relazione acustica</text:p>
      <text:p text:style-name="P37">Elaborati grafici quotati stato attuale progetto come da REC </text:p>
      <text:p text:style-name="P37">Elaborati raffronto come da REC </text:p>
      <text:p text:style-name="P37">Relazione art. 28 legge 10 (oltre la ristrutturazione di secondo livello)</text:p>
      <text:p text:style-name="P37">Progetto impianti </text:p>
      <text:p text:style-name="P37">Bozza convenzione</text:p>
      <text:p text:style-name="P37">Bozza Atto Unilaterale</text:p>
      <text:p text:style-name="P72"><text:span text:style-name="T1">esempio Infine, trattandosi di intervento in applicazione dell'art.6 della LR 49/09 e smi senza delocalizzazione, in ambito extraurbano, </text:span><text:span text:style-name="T13">resta ferma la necessità <text:s/>di stipula di Atto unilaterale d'obbligo,</text:span><text:span text:style-name="T1"> come da schema allegato A della D.D. n. 48 del 07/05/2015 (intervento di cui alla lettera A punto 2), <text:s/>per assicurare nel tempo il rispetto del corretto assetto del fondo e comprendente atto di vincolo pertinenziale del posto auto identificato negli elaborati progettuali.</text:span></text:p>
      <text:p text:style-name="P37">Tavola Asservimenti</text:p>
      <text:p text:style-name="P37">tavola con individuazione superficie Oneri</text:p>
      <text:p text:style-name="P37">Elaborato calcolo Volumi</text:p>
      <text:p text:style-name="P16">Tavola Distanze</text:p>
      <text:p text:style-name="P16">Altro</text:p>
      <text:p text:style-name="P16"/>
      <text:p text:style-name="P18"><text:span text:style-name="T41"><text:tab/></text:span><text:span text:style-name="T42">La documentazione integrativa/sostitutiva richiesta dovrà essere prodotta secondo quanto indicato nell'art. 4.2 del REC in </text:span><text:span text:style-name="T43">triplice</text:span><text:span text:style-name="T42"> copia cartacea accompagnata da una lettera di trasmissione, nella quale vengano riferiti i collegamenti tra quanto prodotto (tavole ed elaborati) ed i punti contenuti nella presente <text:s/>richiesta di integrazioni, oltre all'elenco aggiornato completo degli elaborati </text:span><text:span text:style-name="T57">validi per il rilascio del provvedimento</text:span><text:span text:style-name="T42">.</text:span></text:p>
      <text:p text:style-name="P17"><text:tab/></text:p>
      <text:p text:style-name="P18"><text:span text:style-name="T41"><text:tab/></text:span>In attesa della documentazione sopra richiesta, <text:s/>da prodursi entro 60 giorni dalla presente, <text:s/>non potrà essere dato corso al procedimento di cui all'Art.20 del DPR 380/2001.</text:p>
      <text:p text:style-name="P17"/>
      <text:p text:style-name="P17"><text:tab/>Ai sensi dell'Art. 4.1 del vigente R.E.C., l'ufficio si riserva di procedere all'archiviazione della pratica decorsi 180 giorni dalla data di ricevimento della presente senza che sia pervenuta in forma completa la documentazione richiesta, previa comunicazione all'interessato. <text:s/></text:p>
      <text:p text:style-name="P17"/>
      <text:p text:style-name="P17"><text:soft-page-break/><text:tab/>L'ufficio scrivente si riserva di valutare il progetto e, in esito all'istruttoria, di richiedere eventuali modifiche e/o integrazioni <text:s/>ai sensi dei commi 4 e 5 <text:s/>dell'Art.20 del DPR 380/2001.</text:p>
      <text:p text:style-name="P16"/>
      <text:p text:style-name="P16"><text:s text:c="2"/></text:p>
      <text:p text:style-name="P20">prendere da qui eventuali parti per la descrizione delle integrazioni da richiedere</text:p>
      <text:p text:style-name="P19"/>
      <text:p text:style-name="P38">in caso di demolizione di un fabbricato per la sua successiva ricostruzione <text:span text:style-name="T54">anche in tempi successivi </text:span>(SCIA/ piano casa/ristrutturazioni,sostituzioni)</text:p>
      <text:p text:style-name="P61"/>
      <text:p text:style-name="P60"><text:span text:style-name="T33">-</text:span><text:span text:style-name="Strong_20_Emphasis"><text:span text:style-name="T33"> elaborato/fascicolo tecnico asseverato dal professionista abilitato denominato </text:span></text:span><text:span text:style-name="Strong_20_Emphasis"><text:span text:style-name="Emphasis"><text:span text:style-name="T33">“consistenza immobile da demolire – documentazione tecnica asseverata”</text:span></text:span></text:span><text:span text:style-name="Strong_20_Emphasis"><text:span text:style-name="T33"> contenente: </text:span></text:span></text:p>
      <text:p text:style-name="P62">-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62">-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62">- rilievo fotografico dettagliato da cui si evincano tutte le parti del manufatto e il suo rapporto con l’esterno, sia generali che di dettaglio con planimetria dei punti di ripresa </text:p>
      <text:p text:style-name="P62">-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62">- calcolo volumetrico del manufatto da demolire.</text:p>
      <text:p text:style-name="P60"><text:span text:style-name="Strong_20_Emphasis"><text:span text:style-name="T33">- asseverazione del professionista che la consistenza del manufatto oggetto di demolizione è corrispondente a quanto descritto negli elaborati del fascicolo.</text:span></text:span></text:p>
      <text:p text:style-name="P63">(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3"/>
      <text:p text:style-name="P50"><text:span text:style-name="T2">Ciò premesso si comunica che dal 10 novembre 2016, in seguito alla deliberazione della Giunta Comunale n° 194 del 2.11.16, i diritti di segreteria dovuti in caso di </text:span><text:span text:style-name="T5">"permesso di costruire"</text:span><text:span text:style-name="T2"> </text:span><text:span text:style-name="T3">“accertamento di conformità”</text:span><text:span text:style-name="T2"> sono aumentati a € </text:span><text:span text:style-name="T3">516,00 <text:s/>250,00</text:span><text:span text:style-name="T2">; pertanto occorre provvedere a corrispondere il conguaglio che ammonta a € </text:span><text:span text:style-name="T3">…..........</text:span><text:span text:style-name="T2">.</text:span><text:span text:style-name="T17">sul </text:span><text:span text:style-name="T17">conto corrente bancario del Comune di Savona <text:s/>n° </text:span><text:span text:style-name="T19">2597290 </text:span><text:span text:style-name="T17"><text:s/>intestato a Tesoreria Comunale (codice <text:s/></text:span><text:span text:style-name="T19">IBAN IT91 Y061 7510 6100 0000 2597290</text:span><text:span text:style-name="T17">) acceso presso la Banca Carige Spa oppure su c/c postale n. 13298179 intestato a Comune di Savona Servizio di Tesoreria indicando come causale: </text:span><text:span text:style-name="T20">“conguaglio diritti di segreteria”</text:span><text:span text:style-name="T17">; la ricevuta dell’effettuato versamento dovrà essere presentata entro e non oltre 5 gg. dal ricevimento della presente;</text:span></text:p>
      <text:p text:style-name="P51"><text:span text:style-name="T2">Ciò premesso si comunica che </text:span><text:span text:style-name="T17">la pratica edilizia è soggetta al pagamento dei diritti di segreteria nella misura di <text:s/></text:span><text:span text:style-name="T18">€ 516,00 <text:s/>250,00</text:span><text:span text:style-name="T18">,</text:span><text:span text:style-name="T17"> somma da versarsi sul </text:span><text:span text:style-name="T17">sul conto corrente bancario del Comune di Savona <text:s/>n° </text:span><text:span text:style-name="T19">2597290 </text:span><text:span text:style-name="T17"><text:s/>intestato a Tesoreria Comunale acceso presso la Banca Carige Spa (codice IBAN </text:span><text:span text:style-name="T19">IT91 Y061 7510 6100 0000 2597290</text:span><text:span text:style-name="T17">) <text:s/>oppure su c/c postale n. 13298179 intestato a Comune di Savona Servizio di Tesoreria indicando come causale </text:span><text:span text:style-name="T17">“diritti di segreteria ”; la ricevuta dell’effettuato versamento dovrà essere presentata entro e non oltre 5 gg. dal ricevimento della presente;</text:span></text:p>
      <text:p text:style-name="P52"/>
      <text:p text:style-name="P53"><text:soft-page-break/>Ciò premesso, con riferimento alla sopra richiamata istanza, si comunica che dall'esame della documentazione presentata, sono emerse alcune carenze documentali e pertanto ai fini dell’ulteriore corso della pratica si richiede che l'istanza venga integrata con la documentazione di seguito elencata:</text:p>
      <text:p text:style-name="P26">(documentazione occorrente per nuove costruzioni)</text:p>
      <text:list xml:id="list752691646684649151" text:style-name="L1">
        <text:list-item>
          <text:p text:style-name="P76">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76">stralcio cartografico degli strumenti urbanistici vigenti comunali e sovracomunali con inserimento sullo stesso dell’opera in progetto;</text:p>
        </text:list-item>
        <text:list-item>
          <text:p text:style-name="P76">documentazione attestante il titolo ad eseguire l’intervento da Lei posseduto;</text:p>
        </text:list-item>
        <text:list-item>
          <text:p text:style-name="P76">estratto di mappa catastale in scala 1:1000 o 1:2000 con evidenziati i limiti di proprietà;</text:p>
        </text:list-item>
        <text:list-item>
          <text:p text:style-name="P76">documentazione fotografica dello stato dei luoghi, con planimetria riportante indicati i punti di vista dai quali sono state scattate le fotografie; (VEDASI fac simile allegato) </text:p>
        </text:list-item>
        <text:list-item>
          <text:p text:style-name="P76">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76">repertorio fotografico a colori;</text:p>
        </text:list-item>
        <text:list-item>
          <text:p text:style-name="P76">relazione tecnica esplicativa in merito alle caratteristiche dell'area interessata dall'esecuzione delle opere e relative planimetrie </text:p>
        </text:list-item>
        <text:list-item>
          <text:p text:style-name="P76">schema del sistema di smaltimento delle acque bianche e nere e dei relativi allacciamenti;</text:p>
        </text:list-item>
        <text:list-item>
          <text:p text:style-name="P80"><text:span text:style-name="Strong_20_Emphasis"><text:span text:style-name="T23">relativamente al </text:span></text:span><text:span text:style-name="Strong_20_Emphasis"><text:span text:style-name="T31">progetto </text:span></text:span><text:span text:style-name="Strong_20_Emphasis"><text:span text:style-name="T23">dello scarico dei reflui in </text:span></text:span><text:span text:style-name="Strong_20_Emphasis"><text:span text:style-name="T24">fossa imhoff</text:span></text:span><text:span text:style-name="Strong_20_Emphasis"><text:span text:style-name="T23">, <text:s/>ai fini dell'acquisizione del parere di competenza del servizio Ambiente è necessario venga trasmessa la documentazione progettuale specifica (</text:span></text:span><text:span text:style-name="Strong_20_Emphasis"><text:span text:style-name="T58">vedasi la documentazione da allegare al modello predisposto dal Servizio Ambiente reperibile sul sito </text:span></text:span><text:a xlink:type="simple" xlink:href="http://www.comune.savona.it/" text:style-name="Internet_20_link" text:visited-style-name="Visited_20_Internet_20_Link"><text:span text:style-name="Strong_20_Emphasis"><text:span text:style-name="T32">www.comune.savona.it</text:span></text:span></text:a><text:span text:style-name="Strong_20_Emphasis"><text:span text:style-name="T60"> </text:span></text:span><text:span text:style-name="Strong_20_Emphasis"><text:span text:style-name="T58">per la presentazione delle istanze</text:span></text:span><text:span text:style-name="Strong_20_Emphasis"><text:span text:style-name="T59">)</text:span></text:span><text:span text:style-name="Strong_20_Emphasis"><text:span text:style-name="T61">.</text:span></text:span></text:p>
        </text:list-item>
        <text:list-item>
          <text:p text:style-name="P76">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76">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76">sovrapposizione quotata tra rilievo e planimetria di progetto in scala minima1:200;</text:p>
        </text:list-item>
        <text:list-item>
          <text:p text:style-name="P76">sezioni del terreno quotate di stato attuale, progetto e raffronto con evidenziate le variazioni altimetriche in scala minima1:200;</text:p>
        </text:list-item>
        <text:list-item>
          <text:p text:style-name="P76">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text:soft-page-break/>superficie finestrate con relativo rapporto di illuminazione; eventuali particolari architettonici o di opere d’arte e manufatti dovranno essere sviluppati in scala 1:20 con l’indicazione dei materiali impiegati e cromatismi;</text:p>
        </text:list-item>
        <text:list-item>
          <text:p text:style-name="P76">viste assonometriche e/o prospettiche e/o montaggi fotografici o computerizzati atti a dimostrare il corretto inserimento del manufatto nel contesto;</text:p>
        </text:list-item>
        <text:list-item>
          <text:p text:style-name="P76">elaborati grafici relativi alle urbanizzazioni ed alla viabilità esistenti o da realizzare;</text:p>
        </text:list-item>
        <text:list-item>
          <text:p text:style-name="P76">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76">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6"><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39">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8"><text:span text:style-name="T40">istanze prima del 30.6.17</text:span><text:span text:style-name="T39"> </text:span><text:span text:style-name="T6">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6">tavola grafica dimostrativa del soddisfacimento degli standard urbanistici previsti dalle normative vigenti, completa dei relativi calcoli;</text:p>
        </text:list-item>
        <text:list-item>
          <text:p text:style-name="P76">relazione illustrativa comprensiva di dichiarazione di conformità dell’intervento alla normativa in materia di abbattimento delle barriere architettoniche nonché dei relativi elaborati grafici;</text:p>
        </text:list-item>
        <text:list-item>
          <text:p text:style-name="P76">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6">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6"><text:soft-page-break/>documentazione illustrativa e/o progettuale atta a dimostrare il rispetto della normativa in materia di contenimento e riduzione dell’inquinamento acustico ai sensi della legislazione nazionale e regionale;</text:p>
        </text:list-item>
        <text:list-item>
          <text:p text:style-name="P76">documentazione di impatto / clima acustico ai sensi della legge <text:s/>448/95, della L.R. 12/98 e della delibera di G.R. 534/99;</text:p>
        </text:list-item>
        <text:list-item>
          <text:p text:style-name="P83">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2"><text:span text:style-name="T29">copia del modello ISTAT/201 </text:span><text:span text:style-name="T21">da </text:span><text:span text:style-name="T22">compilare via WEB sul sito ISTAT ( </text:span><text:a xlink:type="simple" xlink:href="https://indata.istat.it/pdc" text:style-name="Internet_20_link" text:visited-style-name="Visited_20_Internet_20_Link"><text:span text:style-name="T30">https://indata.istat.it/pdc</text:span></text:a><text:span text:style-name="T22"> ), nell'area riservata al Comune di Savona, e copia della ricevuta di avvenuta compilazione del modello ISTAT/201</text:span></text:p>
        </text:list-item>
      </text:list>
      <text:p text:style-name="P71"/>
      <text:p text:style-name="P39"><text:span text:style-name="Hyperlink"><text:span text:style-name="T25">Inoltre essendo previsti </text:span></text:span><text:span text:style-name="Hyperlink"><text:span text:style-name="T26">movimenti terra</text:span></text:span><text:span text:style-name="Hyperlink"><text:span text:style-name="T25"> occorre trasmettere:</text:span></text:span></text:p>
      <text:p text:style-name="P39"><text:span text:style-name="Hyperlink"><text:span text:style-name="T25"/></text:span></text:p>
      <text:list xml:id="list8715217778560735231" text:style-name="L2">
        <text:list-item>
          <text:p text:style-name="P79"><text:span text:style-name="Hyperlink"><text:span text:style-name="T25">elaborato progettuale con la rappresentazione e il calcolo dei volumi di sterro e di riporto (solo se sono previsti dei riporti di terreno)</text:span></text:span></text:p>
        </text:list-item>
        <text:list-item>
          <text:p text:style-name="P79"><text:span text:style-name="Hyperlink"><text:span text:style-name="T25">planimetria con l'indicazione della regimentazione delle acque meteoriche</text:span></text:span></text:p>
        </text:list-item>
        <text:list-item>
          <text:p text:style-name="P79"><text:span text:style-name="Hyperlink"><text:span text:style-name="T25">specifica dichiarazione in ordine agli adempimenti da svolgere a norma di legge <text:s/>per lo <text:s/>smaltimento/riutilizzo delle terre e rocce da scavo </text:span></text:span><text:span text:style-name="Car._20_predefinito_20_paragrafo"><text:span text:style-name="T27">(</text:span></text:span><text:span text:style-name="Car._20_predefinito_20_paragrafo"><text:span text:style-name="T34">vedasi modello </text:span></text:span><text:span text:style-name="Car._20_predefinito_20_paragrafo"><text:span text:style-name="T35">“Dichiarazione terre e rocce da scavo”</text:span></text:span><text:span text:style-name="Car._20_predefinito_20_paragrafo"><text:span text:style-name="T34"> predisposto dal Settore scaricabile dal sito internet <text:s text:c="2"/></text:span></text:span><text:a xlink:type="simple" xlink:href="http://www.comune.savona.it/" text:style-name="Internet_20_link" text:visited-style-name="Visited_20_Internet_20_Link"><text:span text:style-name="Hyperlink"><text:span text:style-name="T50">www.comune.savona.it</text:span></text:span></text:a><text:span text:style-name="Hyperlink"><text:span text:style-name="T50">)</text:span></text:span></text:p>
        </text:list-item>
      </text:list>
      <text:p text:style-name="P23"/>
      <text:p text:style-name="P66"/>
      <text:p text:style-name="P65"><text:tab/></text:p>
      <text:p text:style-name="P26"/>
      <text:p text:style-name="P26">(documentazione occorrente per interventi su edifici esistenti)</text:p>
      <text:list xml:id="list34694857" text:continue-list="list752691646684649151" text:style-name="L1">
        <text:list-item>
          <text:p text:style-name="P86">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86">documentazione attestante il titolo ad eseguire l’intervento da Lei <text:s/>posseduto;</text:p>
        </text:list-item>
        <text:list-item>
          <text:p text:style-name="P86">stralcio planimetrico della Carta Tecnica Regionale in scala 1:5000, con localizzazione dell’immobile oggetto dell’intervento;</text:p>
        </text:list-item>
        <text:list-item>
          <text:p text:style-name="P86">stralcio cartografico degli strumenti urbanistici vigenti comunali e sovracomunali;</text:p>
        </text:list-item>
        <text:list-item>
          <text:p text:style-name="P86">estratto di mappa catastale in scala 1:1000 o 1:2000 con evidenziati i limiti di proprietà;</text:p>
        </text:list-item>
        <text:list-item>
          <text:p text:style-name="P86">documentazione fotografica dello stato dei luoghi e dell’edificio, con planimetria riportante indicati i punti di vista dai quali sono state scattate le fotografie;</text:p>
        </text:list-item>
        <text:list-item>
          <text:p text:style-name="P86">schema del sistema di smaltimento delle acque bianche e nere e dei relativi allacciamenti;</text:p>
        </text:list-item>
        <text:list-item>
          <text:p text:style-name="P86">planimetria in scala 1:200 o 1:500 con la localizzazione dell’edificio oggetto dell’intervento;</text:p>
        </text:list-item>
        <text:list-item>
          <text:p text:style-name="P86">planimetrie catastali in scala 1 :200 di tutte le unità immobiliari;</text:p>
        </text:list-item>
        <text:list-item>
          <text:p text:style-name="P86">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86"><text:soft-page-break/>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86">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76">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76">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6"><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39">si rammenta che nel caso di realizzazione di superfici accessorie direttamente collegate e fruibili dall’unità </text:span><text:span text:style-name="T39">immobiliare, le stesse sono incluse nella superficie di riferimento soggetta al pagamento da </text:span><text:span text:style-name="T39">quantificare con calcolo a parte in quanto l'importo dovuto è ridotto rispetto a quello previsto per la superficie utile);</text:span></text:p>
        </text:list-item>
        <text:list-item>
          <text:p text:style-name="P78"><text:span text:style-name="T40">istanze prima del 30.6.17</text:span><text:span text:style-name="T39">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6">(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6">tavola grafica dimostrativa del soddisfacimento degli standard urbanistici previsti dalle normative vigenti, completa dei relativi calcoli ;</text:p>
        </text:list-item>
        <text:list-item>
          <text:p text:style-name="P76">relazione illustrativa comprensiva di dichiarazione di conformità dell’intervento alla normativa in materia di abbattimento delle barriere architettoniche nonché dei relativi elaborati grafici;</text:p>
        </text:list-item>
        <text:list-item>
          <text:p text:style-name="P76">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6">Studio Organico di insieme (S.O.I.), composto di elaborati grafici, fotografici relazione e redatto secondo quanto prescritto dall’art. 3.3 delle norme di attuazione del PUC (elaborato <text:soft-page-break/>St. 1) e dall’art. 32 bis della Norme di attuazione del piano territoriale di Coordinamento Paesistico;</text:p>
        </text:list-item>
        <text:list-item>
          <text:p text:style-name="P76">documentazione illustrativa e/o progettuale atta a dimostrare il rispetto della normativa in materia di contenimento e riduzione dell’inquinamento acustico ai sensi della legislazione nazionale e regionale;</text:p>
        </text:list-item>
        <text:list-item>
          <text:p text:style-name="P76">documentazione di impatto / clima acustico ai sensi della legge <text:s/>448/95, della L.R. 12/98 e della delibera di G.R. 534/99;</text:p>
        </text:list-item>
        <text:list-item>
          <text:p text:style-name="P83">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2"><text:span text:style-name="T29">copia del modello ISTAT/201 </text:span><text:span text:style-name="T21">da </text:span><text:span text:style-name="T22">compilare via WEB sul sito ISTAT ( </text:span><text:a xlink:type="simple" xlink:href="https://indata.istat.it/pdc" text:style-name="Internet_20_link" text:visited-style-name="Visited_20_Internet_20_Link"><text:span text:style-name="T30">https://indata.istat.it/pdc</text:span></text:a><text:span text:style-name="T22"> ), nell'area riservata al Comune di Savona, e copia della ricevuta di avvenuta compilazione del modello ISTAT/201</text:span></text:p>
        </text:list-item>
      </text:list>
      <text:p text:style-name="P23"/>
      <text:p text:style-name="P23"><text:span text:style-name="T11"><text:tab/>(nel caso di contestuale realizzazione di </text:span><text:span text:style-name="T15">strade)</text:span><text:span text:style-name="T11">:</text:span></text:p>
      <text:p text:style-name="P23"/>
      <text:list xml:id="list34679914" text:continue-numbering="true" text:style-name="L1">
        <text:list-item>
          <text:p text:style-name="P76">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87">rilievo quotato dell’area interessata dal progetto;</text:p>
        </text:list-item>
        <text:list-item>
          <text:p text:style-name="P87">planimetria con posizionamento del tracciato stradale sovrapposto al rilievo con quote del terreno e di progetto, con indicate le sezioni;</text:p>
        </text:list-item>
        <text:list-item>
          <text:p text:style-name="P87">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87">sezioni stradali;</text:p>
        </text:list-item>
        <text:list-item>
          <text:p text:style-name="P87">particolari costruttivi;</text:p>
        </text:list-item>
      </text:list>
      <text:p text:style-name="P57"/>
      <text:p text:style-name="P58">(in caso di contestuali interventi sul verde)</text:p>
      <text:list xml:id="list34678654" text:continue-numbering="true" text:style-name="L1">
        <text:list-item>
          <text:p text:style-name="P81">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84">progetto della sistemazione a verde in scala 1:200</text:p>
        </text:list-item>
        <text:list-item>
          <text:p text:style-name="P85">relazione tecnica redatta a cura di professionista iscritto al Collegio dei Periti Agrari o all'Ordine dei Dottori Agronomi e dei Dottori Forestali</text:p>
        </text:list-item>
      </text:list>
      <text:p text:style-name="P56"><text:s/></text:p>
      <text:p text:style-name="P26"><text:s/>(in caso di necessità di acquisizione di assensi di altre amministrazioni)</text:p>
      <text:list xml:id="list30603023002364215" text:style-name="WW8Num7">
        <text:list-item>
          <text:p text:style-name="P77"><text:span text:style-name="T10">(da modificare per conferenza asincrona)</text:span> 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text:s/>di prevenzione incendi – della <text:span text:style-name="T28">Soprintendenza Archeologia Belle Arti e Paesaggio per la Città Metropolitana di Genova e le Province di Imperia, La Spezia e Savona</text:span> ai sensi del D. Lgs n.42/04– <text:s/>della Regione Liguria ai sensi di ...– Ferrovie - <text:s/>- dell'Agenzia delle Dogane ai sensi e per gli effetti dell’articolo 19 del decreto legislativo 8 novembre 1990, n. 374 – Autorità Portuale di Savona (ai sensi e per gli effetti dell’articolo 55 del codice della navigazione)( in quanto il sito dell’intervento ricade in area demaniale)</text:p>
        </text:list-item>
      </text:list>
      <text:p text:style-name="P29"><text:soft-page-break/></text:p>
      <text:p text:style-name="P64">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7296810726550678345" text:style-name="L3">
        <text:list-item>
          <text:p text:style-name="P88">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89">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23"/>
      <text:p text:style-name="P59"/>
      <text:p text:style-name="P59"/>
      <text:p text:style-name="P39"><text:span text:style-name="Hyperlink"><text:span text:style-name="T25"><text:tab/></text:span></text:span></text:p>
      <text:p text:style-name="P66"/>
      <text:p text:style-name="P66"/>
      <text:p text:style-name="P40"><text:tab/>Si comunica che sino all’avvenuta acquisizione di quanto sopra richiesto, i termini di cui al comma 5 dell’art. 20 del <text:s/>D.P.R. 380/01 restano interrotti.</text:p>
      <text:p text:style-name="P27"><text:tab/></text:p>
      <text:p text:style-name="P41"><text:span text:style-name="T10">(per nuove costruzioni in zona agricola) </text:span><text:span text:style-name="T1">Si informa che nell'eventualità in cui intervengano discipline normative sovraordinate, sarà necessario effettuare le conseguenti verifiche di compatibilità e conformità del progetto sulla base delle nuove normative intervenute.</text:span></text:p>
      <text:p text:style-name="P41"><text:span text:style-name="T10">(in caso di sanatoria)</text:span><text:span text:style-name="T1"> Quanto richiesto dovrà essere </text:span><text:span text:style-name="T16">trasmesso entro e non oltre 30 giorni</text:span><text:span text:style-name="T1"> dal ricevimento della presente, in difetto si procederà a termini di legge.</text:span></text:p>
      <text:p text:style-name="P52"/>
      <text:p text:style-name="P54"/>
      <text:p text:style-name="P49">Distinti saluti.</text:p>
      <text:p text:style-name="P49"/>
      <table:table table:name="Tabella4" table:style-name="Tabella4">
        <table:table-column table:style-name="Tabella4.A"/>
        <table:table-column table:style-name="Tabella4.B"/>
        <table:table-row table:style-name="Tabella4.1">
          <table:table-cell table:style-name="Tabella4.A1" office:value-type="string">
            <text:p text:style-name="P24"/>
          </table:table-cell>
          <table:table-cell table:style-name="Tabella4.A1" office:value-type="string">
            <text:p text:style-name="P21">Il responsabile del Servizio Edilizia Privata</text:p>
            <text:p text:style-name="P22">[responsabile_procedimento] </text:p>
            <text:p text:style-name="P21"/>
          </table:table-cell>
        </table:table-row>
        <table:table-row table:style-name="Tabella4.1">
          <table:table-cell table:style-name="Tabella4.A1" office:value-type="string">
            <text:p text:style-name="P25"/>
          </table:table-cell>
          <table:table-cell table:style-name="Tabella4.A1" office:value-type="string">
            <text:p text:style-name="P24"/>
          </table:table-cell>
        </table:table-row>
      </table:table>
      <text:p text:style-name="P28">REFERENTI PER LA PRATICA:</text:p>
      <text:p text:style-name="P28">Istruttore della pratica: <text:span text:style-name="T42">[istruttore_tecnico]</text:span> <text:span text:style-name="T10">(0198310)</text:span></text:p>
      <text:p text:style-name="P28">Responsabile del <text:span text:style-name="T56">Servizio Edilizia Privata Arch. Luca Spada</text:span></text:p>
      <text:p text:style-name="P30"/>
      <text:p text:style-name="P68">INFORMATIVA SULLA PRIVACY AI SENSI DEL REGOLAMENTO EUROPEO PER LA PROTEZIONE DEI DATI 2016/679</text:p>
      <text:p text:style-name="P67">La informiamo che i dati personali e sensibili da lei forniti e quelli che eventualmente fornirà anche successivamente formeranno oggetto di trattamento nel rispetto della normativa sopra richiamata.</text:p>
      <text:p text:style-name="P67">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69">Titolare del trattamento e RPD</text:p>
      <text:p text:style-name="P67">Ai sensi dell’art. 13 del GDPR è possibile rivolgersi al RPD nominato dal Comune per eventuali chiarimenti in materia di tutela dati personali.</text:p>
      <text:p text:style-name="P69">Finalità e modalità del trattamento</text:p>
      <text:p text:style-name="P67">Il Comune di Savona, titolare del trattamento, tratta i dati personali liberamente conferiti, esclusivamente per finalità istituzionali.</text:p>
      <text:p text:style-name="P69">Consenso</text:p>
      <text:p text:style-name="P67">Il consenso del trattamento ai fini istituzionali è necessario ed obbligatorio per le finalità stesse.</text:p>
      <text:p text:style-name="P69"><text:soft-page-break/>Periodo di conservazione</text:p>
      <text:p text:style-name="P67">I dati personali verranno conservati per un arco di tempo non superiore al conseguimento delle finalità per le quali i dati personali sono trattati (finalità istituzionali e non commerciali).</text:p>
      <text:p text:style-name="P69">Diritti del cittadino/interessato</text:p>
      <text:p text:style-name="P67">Il cittadino/L’interessato avrà in qualsiasi momento piena facoltà di esercitare i diritti previsti dalla normativa vigente; potrà far valere i propri diritti rivolgendosi al Comune di Savona</text:p>
      <text:p text:style-name="P67">I diritti del cittadino/dell’interessato sono quelli previsti dal Regolamento UE 2016/679 (GDPR). </text:p>
      <text:p text:style-name="P67">Il cittadino/L’interessato può:</text:p>
      <text:p text:style-name="P70">- ricevere conferma dell’esistenza dei dati suoi personali e richiedere l’accesso al loro contenuto</text:p>
      <text:p text:style-name="P70">- aggiornare, modificare e/o correggere i suoi dati personali</text:p>
      <text:p text:style-name="P70">- chiedere la cancellazione, la trasformazione in forma anonima, il blocco dei suoi dati trattati in violazione di <text:s text:c="2"/></text:p>
      <text:p text:style-name="P70"><text:s text:c="3"/>legge</text:p>
      <text:p text:style-name="P70">- chiedere la limitazione del trattamento</text:p>
      <text:p text:style-name="P70">- opporsi per motivi legittimi al tratt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07cm" fo:margin-left="0.019cm" fo:margin-right="-0.026cm" table:align="margins" style:writing-mode="lr-tb"/>
    </style:style>
    <style:style style:name="Tabella2.A" style:family="table-column">
      <style:table-column-properties style:column-width="4.33cm" style:rel-column-width="16686*"/>
    </style:style>
    <style:style style:name="Tabella2.B" style:family="table-column">
      <style:table-column-properties style:column-width="4.112cm" style:rel-column-width="15843*"/>
    </style:style>
    <style:style style:name="Tabella2.C" style:family="table-column">
      <style:table-column-properties style:column-width="3.681cm" style:rel-column-width="14184*"/>
    </style:style>
    <style:style style:name="Tabella2.D" style:family="table-column">
      <style:table-column-properties style:column-width="4.884cm" style:rel-column-width="18822*"/>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6">Settore Pianificazione Territoriale e Sistemi Informativi</text:p>
            </table:table-cell>
            <table:covered-table-cell/>
            <table:table-cell table:style-name="Tabella2.A1" office:value-type="string">
              <text:p text:style-name="MP6">Dirigente:</text:p>
            </table:table-cell>
            <table:table-cell table:style-name="Tabella2.D1" office:value-type="string">
              <text:p text:style-name="MP6">arch. Giovanna Macario</text:p>
            </table:table-cell>
          </table:table-row>
          <table:table-row table:style-name="Tabella2.1">
            <table:table-cell table:style-name="Tabella2.A2" office:value-type="string">
              <text:p text:style-name="MP7">corso Italia 19 <text:s/>- <text:s text:c="2"/>17100 Savona</text:p>
            </table:table-cell>
            <table:table-cell table:style-name="Tabella2.B2" office:value-type="string">
              <text:p text:style-name="MP7"/>
            </table:table-cell>
            <table:table-cell table:style-name="Tabella2.A2" office:value-type="string">
              <text:p text:style-name="MP7"/>
            </table:table-cell>
            <table:table-cell table:style-name="Tabella2.D2" office:value-type="string">
              <text:p text:style-name="MP8"/>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A2" office:value-type="string">
              <text:p text:style-name="MP7"/>
            </table:table-cell>
            <table:table-cell table:style-name="Tabella2.D2" office:value-type="string">
              <text:p text:style-name="MP7"/>
            </table:table-cell>
          </table:table-row>
          <table:table-row table:style-name="Tabella2.1">
            <table:table-cell table:style-name="Tabella2.A4" office:value-type="string">
              <text:p text:style-name="MP7"/>
            </table:table-cell>
            <table:table-cell table:style-name="Tabella2.B4" office:value-type="string">
              <text:p text:style-name="MP7">Tel. 019-831<text:span text:style-name="MT1">01</text:span></text:p>
            </table:table-cell>
            <table:table-cell table:style-name="Tabella2.A4" office:value-type="string">
              <text:p text:style-name="MP7">Orario:</text:p>
            </table:table-cell>
            <table:table-cell table:style-name="Tabella2.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9-10T14:48:52.95</dc:date>
    <meta:print-date>2013-02-20T09:35:00</meta:print-date>
    <meta:editing-cycles>74</meta:editing-cycles>
    <meta:editing-duration>PT7H2M34S</meta:editing-duration>
    <meta:generator>OpenOffice/4.1.0$Win32 OpenOffice.org_project/410m18$Build-9764</meta:generator>
    <meta:document-statistic meta:table-count="5" meta:image-count="1" meta:object-count="0" meta:page-count="10" meta:paragraph-count="196" meta:word-count="4501" meta:character-count="32264"/>
  </office:meta>
</office:document-meta>
</file>